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Segoe UI" svg:font-family="'Segoe UI'" style:font-adornments="Standar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  <style:style style:name="P2" style:family="paragraph" style:parent-style-name="Standard">
      <style:paragraph-properties fo:text-align="center" style:justify-single-word="false"/>
      <style:text-properties style:font-name="Courier New" style:text-underline-style="none" fo:font-weight="bold" style:font-weight-asian="bold" style:font-weight-complex="bold"/>
    </style:style>
    <style:style style:name="P3" style:family="paragraph" style:parent-style-name="Standard" style:list-style-name="L1">
      <style:text-properties style:font-name="Courier New" fo:font-size="10pt" style:font-size-asian="10pt" style:font-size-complex="10pt"/>
    </style:style>
    <style:style style:name="P4" style:family="paragraph" style:parent-style-name="Standard" style:list-style-name="L1"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egoe UI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egoe UI"/>
      </text:list-level-style-bullet>
      <text:list-level-style-bullet text:level="4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egoe UI"/>
      </text:list-level-style-bullet>
      <text:list-level-style-bullet text:level="5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egoe UI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egoe UI"/>
      </text:list-level-style-bullet>
      <text:list-level-style-bullet text:level="7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egoe UI"/>
      </text:list-level-style-bullet>
      <text:list-level-style-bullet text:level="8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egoe UI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egoe UI"/>
      </text:list-level-style-bullet>
      <text:list-level-style-bullet text:level="10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egoe UI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rip Matching (pseudocode)</text:p>
      <text:p text:style-name="P1"/>
      <text:list xml:id="list9071216730646092453" text:style-name="L1">
        <text:list-item>
          <text:p text:style-name="P3">for every driver <text:span text:style-name="T1">d</text:span>:</text:p>
          <text:list>
            <text:list-item>
              <text:p text:style-name="P3">for every trip <text:span text:style-name="T2">t</text:span>:</text:p>
              <text:list>
                <text:list-item>
                  <text:p text:style-name="P3">create copy <text:span text:style-name="T2">t*</text:span> by:</text:p>
                  <text:list>
                    <text:list-item>
                      <text:p text:style-name="P3">rotate endpoint to x-axis</text:p>
                    </text:list-item>
                    <text:list-item>
                      <text:p text:style-name="P3">flip according to area between trajectory and x-axis</text:p>
                    </text:list-item>
                    <text:list-item>
                      <text:p text:style-name="P3">take points every 25 or 50m</text:p>
                    </text:list-item>
                  </text:list>
                </text:list-item>
              </text:list>
            </text:list-item>
            <text:list-item>
              <text:p text:style-name="P3">create similarity array <text:span text:style-name="T2">SIM</text:span>[200][200]=1</text:p>
            </text:list-item>
            <text:list-item>
              <text:p text:style-name="P3">for every trip <text:span text:style-name="T2">t*</text:span>:</text:p>
              <text:list>
                <text:list-item>
                  <text:p text:style-name="P3">init <text:span text:style-name="T2">max_sim</text:span> = 0</text:p>
                </text:list-item>
                <text:list-item>
                  <text:p text:style-name="P3">for every other trip <text:span text:style-name="T2">to*</text:span>:</text:p>
                  <text:list>
                    <text:list-item>
                      <text:p text:style-name="P3">take longer trip as <text:span text:style-name="T2">lt</text:span></text:p>
                    </text:list-item>
                    <text:list-item>
                      <text:p text:style-name="P4">take smaller trip as <text:span text:style-name="T2">st</text:span></text:p>
                    </text:list-item>
                    <text:list-item>
                      <text:p text:style-name="P4">calculate distance <text:span text:style-name="T2">dist</text:span> = |<text:span text:style-name="T2">lt</text:span>|-|<text:span text:style-name="T2">st</text:span>|</text:p>
                    </text:list-item>
                    <text:list-item>
                      <text:p text:style-name="P4">calculate distance normalization factor <text:tab/><text:span text:style-name="T2">dnf</text:span> = (|<text:span text:style-name="T2">st</text:span>|/|<text:span text:style-name="T2">lt</text:span>|)</text:p>
                    </text:list-item>
                    <text:list-item>
                      <text:p text:style-name="P4">if <text:span text:style-name="T2">dnf</text:span> &gt; <text:span text:style-name="T2">max_sim</text:span>:</text:p>
                      <text:list>
                        <text:list-item>
                          <text:p text:style-name="P4">for <text:span text:style-name="T2">i</text:span> in range(<text:span text:style-name="T2">dist</text:span>):</text:p>
                          <text:list>
                            <text:list-item>
                              <text:p text:style-name="P4">calculate angle <text:span text:style-name="T2">alpha</text:span> between <text:span text:style-name="T2">lt</text:span>(<text:span text:style-name="T2">i</text:span>) and <text:span text:style-name="T2">lt</text:span>(<text:span text:style-name="T2">i</text:span>+<text:span text:style-name="T2">dist</text:span>)</text:p>
                            </text:list-item>
                            <text:list-item>
                              <text:p text:style-name="P4">create trip <text:span text:style-name="T2">rlt</text:span> by rotating <text:span text:style-name="T2">lt</text:span> by <text:span text:style-name="T2">alpha</text:span></text:p>
                            </text:list-item>
                            <text:list-item>
                              <text:p text:style-name="P4">create trip <text:span text:style-name="T2">rst</text:span> by rotating <text:span text:style-name="T2">st</text:span> by <text:span text:style-name="T2">alpha</text:span></text:p>
                            </text:list-item>
                            <text:list-item>
                              <text:p text:style-name="P4">calculate similarity(/distance) <text:span text:style-name="T2">sim</text:span> between <text:span text:style-name="T2">rlt</text:span> and <text:span text:style-name="T2">rst</text:span></text:p>
                            </text:list-item>
                            <text:list-item>
                              <text:p text:style-name="P4">if <text:span text:style-name="T2">sim</text:span> * <text:span text:style-name="T2">dnf</text:span> &gt; <text:span text:style-name="T2">max_sim</text:span>:</text:p>
                              <text:list>
                                <text:list-item>
                                  <text:p text:style-name="P4"><text:span text:style-name="T2">max_sim</text:span> = <text:span text:style-name="T2">sim </text:span>*<text:span text:style-name="T2"> dnf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"><text:span text:style-name="T2">SIM</text:span>[<text:span text:style-name="T2">t*</text:span>][<text:span text:style-name="T2">to*</text:span>] = <text:span text:style-name="T2">max_sim</text:span> ( &amp; <text:span text:style-name="T2">SIM</text:span>[<text:span text:style-name="T2">to*</text:span>][<text:span text:style-name="T2">t*</text:span>] = <text:span text:style-name="T2">max_sim</text:span>)</text:p>
                        </text:list-item>
                      </text:list>
                    </text:list-item>
                    <text:list-item>
                      <text:p text:style-name="P4"/>
                    </text:list-item>
                  </text:list>
                </text:list-item>
                <text:list-item>
                  <text:p text:style-name="P3">take max(<text:span text:style-name="T2">SIM</text:span>[<text:span text:style-name="T2">t*</text:span>][:]) as probability/weight for <text:span text:style-name="T2">t</text:span></text:p>
                </text:list-item>
              </text:list>
            </text:list-item>
            <text:list-item>
              <text:p text:style-name="P3">normalize all probabilities/weights</text:p>
            </text:list-item>
            <text:list-item>
              <text:p text:style-name="P3"/>
            </text:list-item>
          </text:list>
        </text:list-item>
        <text:list-item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Segoe UI" svg:font-family="'Segoe UI'" style:font-adornments="Standar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8T23:58:23.67</meta:creation-date>
    <dc:date>2015-03-09T00:19:54.77</dc:date>
    <meta:editing-duration>PT21M31S</meta:editing-duration>
    <meta:editing-cycles>3</meta:editing-cycles>
    <meta:generator>OpenOffice.org/3.4.1$Win32 OpenOffice.org_project/341m1$Build-9593</meta:generator>
    <meta:document-statistic meta:table-count="0" meta:image-count="0" meta:object-count="0" meta:page-count="1" meta:paragraph-count="26" meta:word-count="163" meta:character-count="841"/>
  </office:meta>
</office:document-meta>
</file>